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Object.writeStar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Object.setIDEColorModel( byte color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Object.ImageObject( Factory factory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Object.setData( byte [ ] image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Object.writeEnd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Object.writeContent( OutputStream 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mageObject.setCompression( byte com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Object.setViewport( AFPDataObjectInfo dataObjec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mageObject.setEncoding( byte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Object.getImageSeg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Object.setIDESize( byte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